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866398096" calcext:value-type="float">
            <text:p>1,866398096</text:p>
          </table:table-cell>
          <table:table-cell office:value-type="float" office:value="0.388319701" calcext:value-type="float">
            <text:p>0,388319701</text:p>
          </table:table-cell>
          <table:table-cell office:value-type="float" office:value="0.01604348049" calcext:value-type="float">
            <text:p>0,0160434805</text:p>
          </table:table-cell>
          <table:table-cell office:value-type="float" office:value="0.002029991476" calcext:value-type="float">
            <text:p>0,00202999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808" calcext:value-type="float">
            <text:p>16808</text:p>
          </table:table-cell>
          <table:table-cell office:value-type="float" office:value="1.75446713" calcext:value-type="float">
            <text:p>1,75446713</text:p>
          </table:table-cell>
          <table:table-cell office:value-type="float" office:value="0.4049793184" calcext:value-type="float">
            <text:p>0,4049793184</text:p>
          </table:table-cell>
          <table:table-cell office:value-type="float" office:value="0.004422061145" calcext:value-type="float">
            <text:p>0,0044220611</text:p>
          </table:table-cell>
          <table:table-cell office:value-type="float" office:value="0.0003070875828" calcext:value-type="float">
            <text:p>0,000307087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7207" calcext:value-type="float">
            <text:p>17207</text:p>
          </table:table-cell>
          <table:table-cell office:value-type="float" office:value="1.256647468" calcext:value-type="float">
            <text:p>1,256647468</text:p>
          </table:table-cell>
          <table:table-cell office:value-type="float" office:value="0.5479101539" calcext:value-type="float">
            <text:p>0,5479101539</text:p>
          </table:table-cell>
          <table:table-cell office:value-type="float" office:value="0.001889282023" calcext:value-type="float">
            <text:p>0,001889282</text:p>
          </table:table-cell>
          <table:table-cell table:style-name="ce1" office:value-type="float" office:value="0.00005997721019" calcext:value-type="float">
            <text:p>6,00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396" calcext:value-type="float">
            <text:p>17396</text:p>
          </table:table-cell>
          <table:table-cell office:value-type="float" office:value="1.108356118" calcext:value-type="float">
            <text:p>1,108356118</text:p>
          </table:table-cell>
          <table:table-cell office:value-type="float" office:value="0.5989949703" calcext:value-type="float">
            <text:p>0,5989949703</text:p>
          </table:table-cell>
          <table:table-cell office:value-type="float" office:value="0.001067520701" calcext:value-type="float">
            <text:p>0,0010675207</text:p>
          </table:table-cell>
          <table:table-cell table:style-name="ce1" office:value-type="float" office:value="0.00002965335261" calcext:value-type="float">
            <text:p>2,97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7481" calcext:value-type="float">
            <text:p>17481</text:p>
          </table:table-cell>
          <table:table-cell office:value-type="float" office:value="1.333965421" calcext:value-type="float">
            <text:p>1,333965421</text:p>
          </table:table-cell>
          <table:table-cell office:value-type="float" office:value="0.5058654547" calcext:value-type="float">
            <text:p>0,5058654547</text:p>
          </table:table-cell>
          <table:table-cell office:value-type="float" office:value="0.001091767452" calcext:value-type="float">
            <text:p>0,0010917675</text:p>
          </table:table-cell>
          <table:table-cell table:style-name="ce1" office:value-type="float" office:value="0.00002950722956" calcext:value-type="float">
            <text:p>2,95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546" calcext:value-type="float">
            <text:p>17546</text:p>
          </table:table-cell>
          <table:table-cell office:value-type="float" office:value="1.273961782" calcext:value-type="float">
            <text:p>1,273961782</text:p>
          </table:table-cell>
          <table:table-cell office:value-type="float" office:value="0.5731825829" calcext:value-type="float">
            <text:p>0,5731825829</text:p>
          </table:table-cell>
          <table:table-cell office:value-type="float" office:value="0.001175813493" calcext:value-type="float">
            <text:p>0,0011758135</text:p>
          </table:table-cell>
          <table:table-cell table:style-name="ce1" office:value-type="float" office:value="0.00008818601054" calcext:value-type="float">
            <text:p>8,82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677" calcext:value-type="float">
            <text:p>17677</text:p>
          </table:table-cell>
          <table:table-cell office:value-type="float" office:value="1.27601397" calcext:value-type="float">
            <text:p>1,27601397</text:p>
          </table:table-cell>
          <table:table-cell office:value-type="float" office:value="0.4967409372" calcext:value-type="float">
            <text:p>0,4967409372</text:p>
          </table:table-cell>
          <table:table-cell office:value-type="float" office:value="0.002013129182" calcext:value-type="float">
            <text:p>0,0020131292</text:p>
          </table:table-cell>
          <table:table-cell office:value-type="float" office:value="0.000175054709" calcext:value-type="float">
            <text:p>0,00017505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7877" calcext:value-type="float">
            <text:p>17877</text:p>
          </table:table-cell>
          <table:table-cell office:value-type="float" office:value="1.292183161" calcext:value-type="float">
            <text:p>1,292183161</text:p>
          </table:table-cell>
          <table:table-cell office:value-type="float" office:value="0.5992974043" calcext:value-type="float">
            <text:p>0,5992974043</text:p>
          </table:table-cell>
          <table:table-cell office:value-type="float" office:value="0.001586294384" calcext:value-type="float">
            <text:p>0,0015862944</text:p>
          </table:table-cell>
          <table:table-cell table:style-name="ce1" office:value-type="float" office:value="0.00005768343181" calcext:value-type="float">
            <text:p>5,77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8052" calcext:value-type="float">
            <text:p>18052</text:p>
          </table:table-cell>
          <table:table-cell office:value-type="float" office:value="1.352779508" calcext:value-type="float">
            <text:p>1,352779508</text:p>
          </table:table-cell>
          <table:table-cell office:value-type="float" office:value="0.5464714766" calcext:value-type="float">
            <text:p>0,5464714766</text:p>
          </table:table-cell>
          <table:table-cell office:value-type="float" office:value="0.002141633304" calcext:value-type="float">
            <text:p>0,0021416333</text:p>
          </table:table-cell>
          <table:table-cell office:value-type="float" office:value="0.0002569959906" calcext:value-type="float">
            <text:p>0,00025699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292" calcext:value-type="float">
            <text:p>18292</text:p>
          </table:table-cell>
          <table:table-cell office:value-type="float" office:value="1.385086417" calcext:value-type="float">
            <text:p>1,385086417</text:p>
          </table:table-cell>
          <table:table-cell office:value-type="float" office:value="0.5137692094" calcext:value-type="float">
            <text:p>0,5137692094</text:p>
          </table:table-cell>
          <table:table-cell office:value-type="float" office:value="0.002056395868" calcext:value-type="float">
            <text:p>0,0020563959</text:p>
          </table:table-cell>
          <table:table-cell office:value-type="float" office:value="0.0002535282692" calcext:value-type="float">
            <text:p>0,0002535283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899859071" calcext:value-type="float">
            <text:p>1,3899859071</text:p>
          </table:table-cell>
          <table:table-cell table:formula="of:=AVERAGE([.D2:.D11])" office:value-type="float" office:value="0.51755312087" calcext:value-type="float">
            <text:p>0,5175531209</text:p>
          </table:table-cell>
          <table:table-cell table:formula="of:=AVERAGE([.E2:.E11])" office:value-type="float" office:value="0.0033487378042" calcext:value-type="float">
            <text:p>0,0033487378</text:p>
          </table:table-cell>
          <table:table-cell table:formula="of:=AVERAGE([.F2:.F11])" office:value-type="float" office:value="0.000328766526231" calcext:value-type="float">
            <text:p>0,000328766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9T08:37:49.930356449</dc:date>
    <meta:document-statistic meta:table-count="1" meta:cell-count="70" meta:object-count="0"/>
    <meta:generator>LibreOffice/4.1.5.3$Linux_X86_64 LibreOffice_project/410m0$Build-3</meta:generator>
  </office:meta>
</office:document-meta>
</file>